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04ec1"/>
    </style:style>
    <style:style style:name="P2" style:family="paragraph" style:parent-style-name="Standard" style:master-page-name="Standard">
      <style:paragraph-properties style:page-number="auto"/>
      <style:text-properties style:font-name="Times New Roman" officeooo:paragraph-rsid="00004ec1"/>
    </style:style>
    <style:style style:name="P3" style:family="paragraph" style:parent-style-name="List_20_Paragraph" style:list-style-name="WWNum1">
      <style:text-properties style:font-name="Times New Roman" officeooo:paragraph-rsid="00004ec1"/>
    </style:style>
    <style:style style:name="P4" style:family="paragraph" style:parent-style-name="List_20_Paragraph" style:list-style-name="WWNum2">
      <style:text-properties style:font-name="Times New Roman" officeooo:paragraph-rsid="00004ec1"/>
    </style:style>
    <style:style style:name="P5" style:family="paragraph" style:parent-style-name="List_20_Paragraph" style:list-style-name="WWNum3">
      <style:text-properties style:font-name="Times New Roman" officeooo:paragraph-rsid="00004e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t might a user want to do with the app??</text:p>
      <text:list xml:id="list5155889010578798471" text:style-name="WWNum1">
        <text:list-item>
          <text:p text:style-name="P3">Find a contact/donor</text:p>
        </text:list-item>
        <text:list-item>
          <text:p text:style-name="P3">Message contact/donor</text:p>
        </text:list-item>
        <text:list-item>
          <text:p text:style-name="P3">Email/call/mail contact/donor</text:p>
        </text:list-item>
        <text:list-item>
          <text:p text:style-name="P3">See new activity</text:p>
        </text:list-item>
        <text:list-item>
          <text:p text:style-name="P3">See total donated</text:p>
        </text:list-item>
        <text:list-item>
          <text:p text:style-name="P3">See donations from a donor</text:p>
        </text:list-item>
        <text:list-item>
          <text:p text:style-name="P3">See fund balance</text:p>
        </text:list-item>
        <text:list-item>
          <text:p text:style-name="P3">See transactions in a fund</text:p>
        </text:list-item>
        <text:list-item>
          <text:p text:style-name="P3">Send out update letter</text:p>
        </text:list-item>
        <text:list-item>
          <text:p text:style-name="P3">Send out prayer request</text:p>
        </text:list-item>
        <text:list-item>
          <text:p text:style-name="P3">Search for a donor</text:p>
        </text:list-item>
        <text:list-item>
          <text:p text:style-name="P3">Search for a gift/transaction by: donor, date, amount, fund, </text:p>
        </text:list-item>
      </text:list>
      <text:p text:style-name="P1"/>
      <text:p text:style-name="P1"/>
      <text:p text:style-name="P1">How would the user want to view…</text:p>
      <text:list xml:id="list370651580014325444" text:style-name="WWNum2">
        <text:list-item>
          <text:p text:style-name="P4">Gifts</text:p>
          <text:list>
            <text:list-item>
              <text:p text:style-name="P4">Singular fund: list of donations by date (max #, with see more options?)</text:p>
            </text:list-item>
            <text:list-item>
              <text:p text:style-name="P4">Multiple funds: expandable? </text:p>
            </text:list-item>
            <text:list-item>
              <text:p text:style-name="P4">Total for month or year?</text:p>
            </text:list-item>
            <text:list-item>
              <text:p text:style-name="P4">IDEAS: remove gift tab. Have expandable funds to see gifts/transactions (balance at top) – filter option to search for gift/find total donated in period/net for a certain period/balance at end of period?</text:p>
            </text:list-item>
          </text:list>
        </text:list-item>
        <text:list-item>
          <text:p text:style-name="P4">Donors</text:p>
          <text:list>
            <text:list-item>
              <text:p text:style-name="P4">Filter: by name, by periods given, by total amount given?</text:p>
            </text:list-item>
          </text:list>
        </text:list-item>
      </text:list>
      <text:p text:style-name="P1"/>
      <text:p text:style-name="P1">Structure: </text:p>
      <text:list xml:id="list647264532441276177" text:style-name="WWNum3">
        <text:list-item>
          <text:p text:style-name="P5">Home page</text:p>
          <text:list>
            <text:list-item>
              <text:p text:style-name="P5">Welcome</text:p>
            </text:list-item>
            <text:list-item>
              <text:p text:style-name="P5">Recent activity – anything user hasn’t interacted with, have a mark all as seen button</text:p>
            </text:list-item>
          </text:list>
        </text:list-item>
        <text:list-item>
          <text:p text:style-name="P5">Donor Page</text:p>
          <text:list>
            <text:list-item>
              <text:p text:style-name="P5">List of donors – alphabetical by last name (display number and email)</text:p>
            </text:list-item>
            <text:list-item>
              <text:p text:style-name="P5">Filter option – search by first/last/both names, search by donation periods</text:p>
            </text:list-item>
          </text:list>
        </text:list-item>
        <text:list-item>
          <text:p text:style-name="P5">Fund Page</text:p>
          <text:list>
            <text:list-item>
              <text:p text:style-name="P5">List Funds – expandable to see transactions – active date (month if same calendar year, year if diff) </text:p>
            </text:list-item>
            <text:list-item>
              <text:p text:style-name="P5">Filter option – add bar to top with selected filters. Filter by Fund, date, amount, donor, period. If by period set fund balance/net balance for period as header and update dates on fund header</text:p>
            </text:list-item>
          </text:list>
        </text:list-item>
        <text:list-item>
          <text:p text:style-name="P5">Notes</text:p>
          <text:list>
            <text:list-item>
              <text:p text:style-name="P5">Make detailed view more aesthetic</text:p>
            </text:list-item>
          </text:list>
        </text:list-item>
        <text:list-item>
          <text:p text:style-name="P5">Options</text:p>
          <text:list>
            <text:list-item>
              <text:p text:style-name="P5">Remove gift period</text:p>
            </text:list-item>
          </text:list>
        </text:list-item>
        <text:list-item>
          <text:p text:style-name="P5">Refresh</text:p>
          <text:list>
            <text:list-item>
              <text:p text:style-name="P5">Refresh current page<text:bookmark text:name="_GoBack"/></text:p>
            </text:list-item>
          </text:list>
        </text:list-item>
        <text:list-item>
          <text:p text:style-name="P5">Logo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2:27:53.204921636</meta:creation-date>
    <dc:date>2017-11-13T12:29:36.828158181</dc:date>
    <meta:editing-duration>PT1M44S</meta:editing-duration>
    <meta:editing-cycles>1</meta:editing-cycles>
    <meta:document-statistic meta:table-count="0" meta:image-count="0" meta:object-count="0" meta:page-count="1" meta:paragraph-count="38" meta:word-count="270" meta:character-count="1467" meta:non-whitespace-character-count="1259"/>
    <meta:generator>LibreOffice/5.2.7.2$Linux_X86_64 LibreOffice_project/20$Build-2</meta:generator>
  </office:meta>
</office:document-meta>
</file>